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tta projekt innehåller två stycken exekverbara program. Dels Enduro som genererar resultatfiler med hjälp av indata, vilken kommer nämnas senare, men också ett grafiskt användargränssnitt som används för att registrera förare vid tävlingar.</text:p>
      <text:p text:style-name="Standard"></text:p>
      <text:p text:style-name="Standard">De två programmen är helt fristående och kan därför köras på separata datorer. Vidare används samma registreringsprogram både för start och mål. Med andra ord är det upp till användaren av detta program att döpa om filen som programmet genererar till ett lämpligt namn (start / mål), beroende på vilken uppgift programmet har. Denna omdöpning sker efter att programmet har stängts. </text:p>
      <text:p text:style-name="Standard"></text:p>
      <text:p text:style-name="Standard">Nedan följer en kort sammanfattning om hur respektive program fungerar. Denna eftersträvar att ge en överblick över hur paketen, klasserna och filerna hör ihop, men även att förklara vilka filer som används och hur dessa bör vara uppbyggda. </text:p>
      <text:p text:style-name="Standard"></text:p>
      <text:p text:style-name="Standard">Tidsrepresentation</text:p>
      <text:p text:style-name="Standard"></text:p>
      <text:p text:style-name="Standard"><text:tab/>Representeras av klassen Time, denna klass står för all tidshantering. Klassen hittas i paketet util</text:p>
      <text:p text:style-name="Standard"><text:tab/>Klassen samverkar både med registreringsprogrammet och sorteringsprogrammet, som genererar resultaten. Därför är Time en väldigt central klass.</text:p>
      <text:p text:style-name="Standard"></text:p>
      <text:p text:style-name="Standard">Registreringsprogrammet (grafiska användargränssnittet)</text:p>
      <text:p text:style-name="Standard"></text:p>
      <text:p text:style-name="Standard"><text:tab/>Används för att registrera förare vid start, respektive mål</text:p>
      <text:p text:style-name="Standard"><text:tab/>Uppbyggt enligt MVC-modellen</text:p>
      <text:p text:style-name="Standard"><text:tab/>Hittas i paketen gui och model</text:p>
      <text:p text:style-name="Standard"><text:tab/>Gui innehåller grunden för det grafiska användargränssnittet, samt klassen RegisterButton som tar hand om den enda knapp som finns i gränssnittet.</text:p>
      <text:p text:style-name="Standard"><text:tab/>Model innehåller klassen Register som sköter den faktiska skrivningen till filen.</text:p>
      <text:p text:style-name="Standard"><text:tab/>Time används för att kunna skriva ut tider snyggt, både i registreringsprogrammet och filen som genereras</text:p>
      <text:p text:style-name="Standard"></text:p>
      <text:p text:style-name="Standard">Sorteringsprogrammet (Enduro)</text:p>
      <text:p text:style-name="Standard"></text:p>
      <text:p text:style-name="Standard"><text:tab/>Används för att generera en resultatlista baserat på infiler, t.ex. start, mål och namnfil.</text:p>
      <text:p text:style-name="Standard"><text:tab/>Mainklassen finns i klassen Enduro och förväntar sig ett antal inparametrar, t.ex. vart de olika filerna kan hittas, eller om det rör sig om ett Varvrace eller Maraton.</text:p>
      <text:p text:style-name="Standard"><text:tab/>Enduro anropar den abstrakta klassen Race som finns i paketet race. Beroende på vilken typ av race som valdes som inparameter i Enduro, anropas lämplig underklass t.ex. Varvrace</text:p>
      <text:p text:style-name="Standard"><text:tab/>Raceklassen anropar klasserna i paketet reader som står för inläsningen av filerna som går att få tag på via inparametrarna till Enduro. </text:p>
      <text:p text:style-name="Standard"><text:tab/>När inläsning skett anropas LapResult i paketet result. Skulle det inte varit ett Varvrace skulle en annan lämplig klass anropas i paketet result.</text:p>
      <text:p text:style-name="Standard"><text:tab/>Det är LapResult som skriver ut själva resultatet på en fil sedan.</text:p>
      <text:p text:style-name="Standard"></text:p>
      <text:p text:style-name="Standard">Filer och dess uppbyggnad</text:p>
      <text:p text:style-name="Standard"></text:p>
      <text:p text:style-name="Standard">För att sorteringsprogrammet skall fungera som det är tänkt måste ett antal filer skickas med som inparametrar till programmet när detta startar. Dessa filer är:</text:p>
      <text:p text:style-name="Standard"><text:tab/>Startfil</text:p>
      <text:p text:style-name="Standard"><text:tab/>Målfil</text:p>
      <text:p text:style-name="Standard"><text:tab/>Namnfil</text:p>
      <text:p text:style-name="Standard"><text:soft-page-break/>Från dessa genereras en resultatfil.</text:p>
      <text:p text:style-name="Standard">Input:</text:p>
      <text:p text:style-name="Standard">Filer för Starttider / Måltider skall ha följande struktur:</text:p>
      <text:p text:style-name="Standard">1; 12.00.00</text:p>
      <text:p text:style-name="Standard">2; 12.01.00</text:p>
      <text:p text:style-name="Standard">3; 12.02.00</text:p>
      <text:p text:style-name="Standard">4; 12.03.00</text:p>
      <text:p text:style-name="Standard">5; 12.04.00</text:p>
      <text:p text:style-name="Standard"></text:p>
      <text:p text:style-name="Standard">Där den första siffran är förarens startnummer och det andra är den faktiska tiden.</text:p>
      <text:p text:style-name="Standard"></text:p>
      <text:p text:style-name="Standard">Filer för namnfiler skall ha följande struktur:</text:p>
      <text:p text:style-name="Standard"></text:p>
      <text:p text:style-name="Standard">StartNr; Namn</text:p>
      <text:p text:style-name="Standard">SENIOR</text:p>
      <text:p text:style-name="Standard">1; Anders Asson</text:p>
      <text:p text:style-name="Standard">2; Bengt Bsson</text:p>
      <text:p text:style-name="Standard">JUNIOR</text:p>
      <text:p text:style-name="Standard">101; Chris Csson</text:p>
      <text:p text:style-name="Standard">102; David Dsson</text:p>
      <text:p text:style-name="Standard">103; Erik Esson</text:p>
      <text:p text:style-name="Standard">Där SENIOR och JUNIOR är klasser. För varje ny klass börjar startnumren oftast på ett nytt hundratal.</text:p>
      <text:p text:style-name="Standard"></text:p>
      <text:p text:style-name="Standard"><text:tab/>Registreringsprogrammet producerar Start- och Målfiler på det ovan givna formatet. Namnfilen måste dock själv skapas innan den skickas in i sorteringsprogrammet.</text:p>
      <text:p text:style-name="Standard"></text:p>
      <text:p text:style-name="Standard"></text:p>
      <text:p text:style-name="Standard">Resterande paket och klasser som kan vara av intresse</text:p>
      <text:p text:style-name="Standard"></text:p>
      <text:p text:style-name="Standard"><text:tab/>Paketet main som innehåller klassen Driver</text:p>
      <text:p text:style-name="Standard"><text:tab/>Klassen Driver används för att representera en förare. Föraren vet sina start- och måltider. Han vet också vilka olika klasser han är med i. Däremot känner en Driver inte till sitt startnummer. Detta hålls reda på genom datastrukturen som återfinns i R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SungtiL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an Malmgren</meta:initial-creator>
    <meta:creation-date>2012-02-13T08:58:10</meta:creation-date>
    <meta:document-statistic meta:table-count="0" meta:image-count="0" meta:object-count="0" meta:page-count="2" meta:paragraph-count="65" meta:word-count="575" meta:character-count="3756"/>
    <dc:date>2012-02-13T08:58:54</dc:date>
    <dc:creator>Johan Malmgren</dc:creator>
    <meta:editing-duration>PT45S</meta:editing-duration>
    <meta:editing-cycles>1</meta:editing-cycles>
    <meta:generator>LibreOffice/3.3$Linux LibreOffice_project/330m19$Build-301</meta:generator>
  </office:meta>
</office:document-meta>
</file>